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.AppleSystemUIFont1" svg:font-family=".AppleSystemUIFont" style:font-family-generic="swiss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0000"/>
    </style:style>
    <style:style style:name="T2" style:family="text">
      <style:text-properties fo:background-color="#ffff00"/>
    </style:style>
    <style:style style:name="T3" style:family="text">
      <style:text-properties style:use-window-font-color="true" style:text-outline="false" style:text-line-through-style="none" style:text-position="0% 100%" style:font-name=".AppleSystemUIFon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seudocode for TimbreTool 0.1</text:h>
      <text:p text:style-name="Text_20_body"/>
      <text:p text:style-name="Text_20_body">Items highlighted in <text:span text:style-name="T1">red</text:span> are objects.</text:p>
      <text:p text:style-name="Text_20_body"/>
      <text:p text:style-name="Text_20_body">present user with menu</text:p>
      <text:p text:style-name="P1">Menu sections are listed below</text:p>
      <text:p text:style-name="Text_20_body">1. if user chooses to set transient detection:</text:p>
      <text:p text:style-name="Text_20_body"><text:tab/>input high frequency weighting</text:p>
      <text:p text:style-name="Text_20_body"><text:tab/>input detection frequency crossover</text:p>
      <text:p text:style-name="Text_20_body">2. if user chooses windowing setting:</text:p>
      <text:p text:style-name="Text_20_body"><text:tab/>input number of frames of file</text:p>
      <text:p text:style-name="Text_20_body"><text:tab/>input preferred windowing function</text:p>
      <text:p text:style-name="Text_20_body">3. if user chooses add new <text:span text:style-name="T1">file</text:span>:</text:p>
      <text:p text:style-name="Text_20_body"><text:tab/>select clip <text:span text:style-name="T1">category</text:span></text:p>
      <text:p text:style-name="Text_20_body"><text:tab/>create new file reader</text:p>
      <text:p text:style-name="Text_20_body"><text:tab/>user inputs the path of the file</text:p>
      <text:p text:style-name="Text_20_body"><text:tab/>file is read into buffer <text:span text:style-name="T2">← debugging here</text:span></text:p>
      <text:p text:style-name="Text_20_body"><text:tab/>divide file into number of <text:span text:style-name="T1">frames</text:span> set by user <text:span text:style-name="T2">← code until here</text:span></text:p>
      <text:p text:style-name="Text_20_body"><text:tab/>apply windowing function of choice to each frame</text:p>
      <text:p text:style-name="Text_20_body"><text:tab/>perform discrete fourier transform to each frame</text:p>
      <text:p text:style-name="Text_20_body"><text:tab/>separate frame into mel-spaced frequency <text:span text:style-name="T1">bins</text:span></text:p>
      <text:p text:style-name="Text_20_body"><text:tab/>take a logarithm of the amplitude spectrum of each bin</text:p>
      <text:p text:style-name="Text_20_body"><text:tab/>are the higher frequencies greater than the adjacent frames according to the weighting <text:tab/><text:tab/>setting?</text:p>
      <text:p text:style-name="Text_20_body"><text:tab/><text:tab/>Mark frame as a transient</text:p>
      <text:p text:style-name="Text_20_body"><text:tab/><text:tab/>repeat analysis process within this frame but with 20 ms sub-frames</text:p>
      <text:p text:style-name="Text_20_body"><text:tab/><office:annotation office:name="__Annotation__467_1703491617"><dc:creator>Ross Duncan</dc:creator><dc:date>2020-07-13T22:47:46</dc:date><text:p text:style-name="P2"><text:span text:style-name="T3">Watch a tutorial on this – you may need to use an alternative method</text:span></text:p></office:annotation>perform discrete cosine transform for each bin<office:annotation-end office:name="__Annotation__467_1703491617"/></text:p>
      <text:p text:style-name="Text_20_body"><text:tab/>store amplitudes for each frequency in an object</text:p>
      <text:p text:style-name="Text_20_body"><text:tab/>calculate Euclidian distance between each amplitude point</text:p>
      <text:p text:style-name="Text_20_body">4. if user chooses to view properties for an existing file:</text:p>
      <text:p text:style-name="Text_20_body"><text:tab/>show them a menu</text:p>
      <text:p text:style-name="Text_20_body"><text:tab/>choose categories of files</text:p>
      <text:p text:style-name="Text_20_body"><text:tab/>when selecting a file, display amplitudes for each frequency according to mel sc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.AppleSystemUIFont1" svg:font-family=".AppleSystemUIFont" style:font-family-generic="swiss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s Duncan</meta:initial-creator>
    <meta:creation-date>2020-07-13T22:11:38</meta:creation-date>
    <dc:date>2020-11-03T20:42:02</dc:date>
    <dc:creator>Ross Duncan</dc:creator>
    <meta:editing-duration>PT2H2M35S</meta:editing-duration>
    <meta:editing-cycles>9</meta:editing-cycles>
    <meta:generator>OpenOffice/4.1.7$Unix OpenOffice.org_project/417m1$Build-9800</meta:generator>
    <meta:document-statistic meta:table-count="0" meta:image-count="0" meta:object-count="0" meta:page-count="1" meta:paragraph-count="30" meta:word-count="209" meta:character-count="1284"/>
  </office:meta>
</office:document-meta>
</file>